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8pt" fo:font-weight="bold" style:font-size-asian="18pt" style:font-weight-asian="bold" style:font-size-complex="18pt"/>
    </style:style>
    <style:style style:name="P3" style:family="paragraph" style:parent-style-name="Standard" style:list-style-name="WWNum4">
      <style:paragraph-properties fo:margin-left="0.5in" fo:margin-right="0in" fo:text-align="justify" style:justify-single-word="false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text-align="justify" style:justify-single-word="false" fo:text-indent="-0.25in" style:auto-text-indent="false"/>
    </style:style>
    <style:style style:name="P5" style:family="paragraph" style:parent-style-name="Standard" style:list-style-name="WWNum5">
      <style:paragraph-properties fo:margin-left="0.5in" fo:margin-right="0in" fo:text-align="justify" style:justify-single-word="false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7" style:family="paragraph" style:parent-style-name="Standard" style:list-style-name="WWNum8">
      <style:paragraph-properties fo:margin-left="0.5in" fo:margin-right="0in" fo:text-align="justify" style:justify-single-word="false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</style:style>
    <style:style style:name="P9" style:family="paragraph" style:parent-style-name="Standard" style:list-style-name="WWNum6">
      <style:paragraph-properties fo:margin-left="0.5in" fo:margin-right="0in" fo:text-align="justify" style:justify-single-word="false" fo:text-indent="-0.25in" style:auto-text-indent="false"/>
    </style:style>
    <style:style style:name="P10" style:family="paragraph" style:parent-style-name="Standard" style:list-style-name="WWNum7">
      <style:paragraph-properties fo:margin-left="0.5in" fo:margin-right="0in" fo:text-align="justify" style:justify-single-word="false" fo:text-indent="-0.25in" style:auto-text-indent="false"/>
    </style:style>
    <style:style style:name="P11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2" style:family="paragraph" style:parent-style-name="Standard" style:master-page-name="Standard">
      <style:paragraph-properties fo:text-align="justify" style:justify-single-word="false" style:page-number="1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weight="bold" style:font-weight-asian="bold"/>
    </style:style>
    <style:style style:name="T4" style:family="text">
      <style:text-properties style:text-underline-style="none"/>
    </style:style>
    <style:style style:name="T5" style:family="text">
      <style:text-properties style:font-name="Courier New" style:font-name-asian="Courier New1" style:font-name-complex="Courier New1"/>
    </style:style>
    <style:style style:name="T6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T7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TP <text:s/>SQLite</text:span></text:p>
      <text:p text:style-name="P2"/>
      <text:p text:style-name="P1"><text:span text:style-name="T2">Notions de bases</text:span></text:p>
      <text:p text:style-name="P1"/>
      <text:p text:style-name="P1">Quelques types de <text:s/>valeurs :</text:p>
      <text:list xml:id="list3825361971" text:style-name="WWNum4">
        <text:list-item>
          <text:p text:style-name="P3"><text:span text:style-name="T3">NULL</text:span> : la valeur null</text:p>
        </text:list-item>
      </text:list>
      <text:list xml:id="list1638003646" text:style-name="WWNum3">
        <text:list-item>
          <text:p text:style-name="P4"><text:span text:style-name="T3">INTEGER </text:span>: entier, booléen(0 ou 1)</text:p>
        </text:list-item>
      </text:list>
      <text:list xml:id="list3873279344" text:style-name="WWNum5">
        <text:list-item>
          <text:p text:style-name="P5"><text:span text:style-name="T3">REAL</text:span> : nombre flottant</text:p>
        </text:list-item>
      </text:list>
      <text:list xml:id="list4215313454" text:style-name="WWNum1">
        <text:list-item>
          <text:p text:style-name="P6"><text:span text:style-name="T3">VARCHAR(n)</text:span> : chaîne de caractère de longueur variable allant jusqu’à <text:s/>n</text:p>
        </text:list-item>
        <text:list-item>
          <text:p text:style-name="P6"><text:span text:style-name="T3">CHAR(n)</text:span> : chaîne de caractère de longueur n</text:p>
        </text:list-item>
      </text:list>
      <text:p text:style-name="P1"/>
      <text:p text:style-name="P1">Création de table :</text:p>
      <text:p text:style-name="P1">On utilise la commande <text:span text:style-name="T3">CREATE TABLE</text:span> de la manière suivante :</text:p>
      <text:p text:style-name="P1"/>
      <text:p text:style-name="Standard"><text:span text:style-name="T5">CREATE TABLE nom_de_ma_table( attribut1 domaine1 contrainte1,</text:span></text:p>
      <text:p text:style-name="Standard"><text:span text:style-name="T5"><text:s text:c="30"/>attribut2 domaine2 contrainte2, <text:s text:c="15"/></text:span></text:p>
      <text:p text:style-name="Standard"><text:span text:style-name="T5"><text:s text:c="30"/>………………………………,</text:span></text:p>
      <text:p text:style-name="Standard"><text:span text:style-name="T5"><text:s text:c="30"/>attribut_n domaine_n contrainte_n);</text:span></text:p>
      <text:p text:style-name="Standard"/>
      <text:p text:style-name="P1">attribut = nom de la colonnes</text:p>
      <text:p text:style-name="P1">domaine = type de valeur : CHAR(n) , VARCHAR(n) , INT , …</text:p>
      <text:p text:style-name="P1">contrainte = PRIMARY KEY , REFERENCES une_table (attribut) , <text:s/>NOT NULL , … )</text:p>
      <text:p text:style-name="P1"/>
      <text:p text:style-name="P1"><text:span text:style-name="T7">Exemple :</text:span></text:p>
      <text:p text:style-name="Standard"><text:span text:style-name="T6">CREATE TABLE Livre(code_barre CHAR(15) REFERENCES usager(code_barre),</text:span></text:p>
      <text:p text:style-name="Standard"><text:soft-page-break/><text:span text:style-name="T6"><text:tab/><text:tab/><text:tab/> <text:s text:c="2"/>isbn CHAR(14)PRIMARY KEY );</text:span></text:p>
      <text:p text:style-name="P1"/>
      <text:p text:style-name="P1"><text:s/>à savoir que l ‘attribut <text:span text:style-name="T7">code_barre</text:span> est la clé primaire de la table <text:span text:style-name="T7">usager</text:span>.</text:p>
      <text:p text:style-name="P1"/>
      <text:p text:style-name="P1">Insertion dans une table :</text:p>
      <text:p text:style-name="P1"/>
      <text:p text:style-name="P1"><text:span text:style-name="T5">INSERT INTO nom_de_la_table VALUES(valeur1,valeur2,…);</text:span></text:p>
      <text:p text:style-name="P1"/>
      <text:p text:style-name="P1"><text:span text:style-name="T2">Mise en Pratique</text:span></text:p>
      <text:p text:style-name="P1"/>
      <text:p text:style-name="P1">La base de données <text:span text:style-name="T7">lycee</text:span> que vous utiliserez pour le tp est composée de 3 tables :</text:p>
      <text:p text:style-name="P1"><text:span text:style-name="T7">eleve</text:span> (id_eleve, nom, prenom)</text:p>
      <text:p text:style-name="P1"><text:span text:style-name="T7">option</text:span> (id_option, nom option)</text:p>
      <text:p text:style-name="P1"><text:span text:style-name="T7">inscription</text:span> (id_eleve, id_option)</text:p>
      <text:p text:style-name="P1"/>
      <text:list xml:id="list2929985410" text:style-name="WWNum8">
        <text:list-item>
          <text:p text:style-name="P7"><text:s/>La table eleve contient l'id de l'élève qui est exprimé sur 4 chiffres ainsi que son nom et son prénom qui ont une longueur maximale de 28.<text:tab/></text:p>
        </text:list-item>
      </text:list>
      <text:list xml:id="list1912091991" text:style-name="WWNum2">
        <text:list-item>
          <text:p text:style-name="P8"><text:s/>La table option contient l’id de l’option exprimé sur un chiffre et le nom de cette option.</text:p>
        </text:list-item>
      </text:list>
      <text:list xml:id="list3000139952" text:style-name="WWNum6">
        <text:list-item>
          <text:p text:style-name="P9"><text:s/>La table inscription contient l'id de l'élève et l'id de l’option dans laquelle il est inscrit.</text:p>
        </text:list-item>
      </text:list>
      <text:p text:style-name="P11"/>
      <text:list xml:id="list2263150367" text:style-name="WWNum7">
        <text:list-item>
          <text:p text:style-name="P10"><text:s/>Quelles sont les clés primaires de ces tables ?</text:p>
        </text:list-item>
      </text:list>
      <text:p text:style-name="P1"/>
      <text:p text:style-name="P1"/>
      <text:p text:style-name="P1"/>
      <text:list xml:id="list92709001221812" text:continue-numbering="true" text:style-name="WWNum7">
        <text:list-item>
          <text:p text:style-name="P10"><text:s/>Récupérer le fichier lycee.db </text:p>
        </text:list-item>
        <text:list-item>
          <text:p text:style-name="P10"><text:s/>Lancer sqlite3.exe</text:p>
        </text:list-item>
        <text:list-item>
          <text:p text:style-name="P10"><text:s/>Importer la base de données <text:span text:style-name="T7">lycee</text:span> à l'aide de la commande <text:span text:style-name="T3">.open lycee.db</text:span>.</text:p>
        </text:list-item>
        <text:list-item>
          <text:p text:style-name="P10"><text:soft-page-break/><text:s/>Afficher les tables présentes dans cette base de données à l'aide de la commande <text:span text:style-name="T3">.tables</text:span>.</text:p>
        </text:list-item>
        <text:list-item>
          <text:p text:style-name="P10"><text:s/>Créer la table <text:span text:style-name="T7">eleve</text:span>.</text:p>
        </text:list-item>
        <text:list-item>
          <text:p text:style-name="P10"><text:s/>Ajoutez vous dans la table <text:span text:style-name="T7">eleve</text:span>.</text:p>
        </text:list-item>
        <text:list-item>
          <text:p text:style-name="P10"><text:s/>Sauvegarder à l'aide de la commande<text:span text:style-name="T3"> .save lycee.db</text:span>.</text:p>
        </text:list-item>
        <text:list-item>
          <text:p text:style-name="P10"><text:s/>Afficher votre table à l’aide de la commande<text:span text:style-name="T3"> SELECT * FROM eleve ;</text:span></text:p>
        </text:list-item>
        <text:list-item>
          <text:p text:style-name="P10"><text:s/>Ajoutez votre camarade <text:s/>dans la table <text:span text:style-name="T7">eleve</text:span>.</text:p>
        </text:list-item>
        <text:list-item>
          <text:p text:style-name="P10"><text:s/>Afficher de nouveau votre table.</text:p>
        </text:list-item>
        <text:list-item>
          <text:p text:style-name="P10"><text:s/>Créer la table <text:span text:style-name="T7">inscription</text:span>.</text:p>
        </text:list-item>
        <text:list-item>
          <text:p text:style-name="P10"><text:s/>Insérez vous dans la table <text:span text:style-name="T7">inscription</text:span>.</text:p>
        </text:list-item>
        <text:list-item>
          <text:p text:style-name="P10"><text:s/>Afficher la table<text:span text:style-name="T7"> inscription</text:span>.</text:p>
        </text:list-item>
        <text:list-item>
          <text:p text:style-name="P10">Rajoutez l’ensemble de vos camarades dans la table <text:span text:style-name="T7">elev</text:span> puis dans la table <text:span text:style-name="T7">inscription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46" meta:word-count="368" meta:character-count="2262" meta:non-whitespace-character-count="1826"/>
    <meta:generator>LibreOfficeDev/6.0.5.2$Linux_X86_64 LibreOffice_project/</meta:generator>
  </office:meta>
</office:document-meta>
</file>